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.6cm" fo:margin-right="0cm" fo:text-indent="-0.6cm"/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Generative Adveserial Network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on Mirco Heck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inleitung</text:p>
              </text:list-item>
              <text:list-item>
                <text:p>Prinzip</text:p>
              </text:list-item>
              <text:list-item>
                <text:p>Geschichte</text:p>
              </text:list-item>
              <text:list-item>
                <text:p>Wichtige Typen</text:p>
              </text:list-item>
              <text:list-item>
                <text:p>Praxisbeispiele</text:p>
              </text:list-item>
              <text:list-item>
                <text:p>Quell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 text:style-name="P2"><text:span text:style-name="T1">-Gan bietet einen möglichen Lösungsansatz für ein Problem, dass KIs schon lange knifflig ist, aber erst seit kurzem lösbar zu sein schein: der Umgang mit abstrakten Medien</text:span></text:p>
              <text:p text:style-name="P2"><text:span text:style-name="T1"/></text:p>
              <text:p text:style-name="P2"><text:span text:style-name="T1">-KIs sind nicht neu, sie existieren schon seit Mitte des 20.Jahrhunderts</text:span></text:p>
              <text:p text:style-name="P2"><text:span text:style-name="T1"/></text:p>
              <text:p text:style-name="P2"><text:span text:style-name="T1">-Schon früh gab es Versuche die Prozesse des menschlichen Gehirns zu replizieren mit neuronalen Netzen(seit ca. 80 Jahren)</text:span></text:p>
              <text:p text:style-name="P2"><text:span text:style-name="T1">-Neuronale Netze konnten genutzt werden Daten komplexer zu verarbeiten als herkömliche Algorithmen</text:span></text:p>
              <text:p text:style-name="P2"><text:span text:style-name="T2">-Eingeschränkt da das Modell mathematisch beschreibbar sein muss</text:span></text:p>
              <text:p text:style-name="P2"><text:span text:style-name="T2">-Selbst-trainierende Netze existierten noch nicht</text:span></text:p>
              <text:p text:style-name="P2"><text:span text:style-name="T2">-Der Mensch muss nämlich der Maschine „beibringen“ die Daten zu verarbeiten</text:span></text:p>
              <text:p text:style-name="P3"><text:span text:style-name="T1">-Computer arbeiten intern mit Zahlen</text:span></text:p>
              <text:p text:style-name="P2"><text:span text:style-name="T1"/></text:p>
              <text:p text:style-name="P2"><text:span text:style-name="T1">-Mathematisches Problem</text:span></text:p>
              <text:p text:style-name="P2"><text:span text:style-name="T1">-Logisches Problem</text:span></text:p>
              <text:p text:style-name="P2"><text:span text:style-name="T1">-visuelles Problem</text:span></text:p>
              <text:p text:style-name="P2"><text:span text:style-name="T1"/></text:p>
              <text:p text:style-name="P2"><text:span text:style-name="T1">-Hier ist GAN ein möglicher Ansatz</text:span></text:p>
              <text:p text:style-name="P2"><text:span text:style-name="T1">-Statt ein Mensch ein neuronales Netz trainiert, trainiert ein neuronales Netz ein neuronales Netz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1T19:02:04.899000000</meta:creation-date>
    <dc:date>2023-12-01T19:50:09.850000000</dc:date>
    <meta:editing-duration>PT48M6S</meta:editing-duration>
    <meta:editing-cycles>1</meta:editing-cycles>
    <meta:document-statistic meta:object-count="33"/>
    <meta:generator>LibreOffice/7.4.4.2$Windows_X86_64 LibreOffice_project/85569322deea74ec9134968a29af2df5663baa21</meta:generator>
  </office:meta>
</office:document-meta>
</file>